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pple-system" svg:font-family="apple-system, Roboto, SegoeUI, 'Segoe UI', 'Helvetica Neue', Helvetica, 'Microsoft YaHei', 'Meiryo UI', Meiryo, 'Arial Unicode MS', sans-serif"/>
  </office:font-face-decls>
  <office:automatic-styles>
    <style:style style:name="P1" style:family="paragraph" style:parent-style-name="Standard">
      <style:text-properties officeooo:rsid="0008f98b" officeooo:paragraph-rsid="0008f98b"/>
    </style:style>
    <style:style style:name="P2" style:family="paragraph" style:parent-style-name="Standard">
      <style:text-properties fo:font-style="italic" officeooo:rsid="000a75f3" officeooo:paragraph-rsid="000a75f3" style:font-style-asian="italic" style:font-style-complex="italic"/>
    </style:style>
    <style:style style:name="P3" style:family="paragraph" style:parent-style-name="Standard" style:list-style-name="L1">
      <style:text-properties fo:font-style="italic" officeooo:rsid="000a75f3" officeooo:paragraph-rsid="000a75f3" style:font-style-asian="italic" style:font-style-complex="italic"/>
    </style:style>
    <style:style style:name="P4" style:family="paragraph" style:parent-style-name="Standard" style:list-style-name="L1">
      <style:text-properties fo:font-style="italic" officeooo:rsid="000c1b04" officeooo:paragraph-rsid="000c1b04" style:font-style-asian="italic" style:font-style-complex="italic"/>
    </style:style>
    <style:style style:name="P5" style:family="paragraph" style:parent-style-name="Standard">
      <style:text-properties fo:font-style="italic" officeooo:rsid="000c3f41" officeooo:paragraph-rsid="000c3f41" style:font-style-asian="italic" style:font-style-complex="italic"/>
    </style:style>
    <style:style style:name="P6" style:family="paragraph" style:parent-style-name="Standard">
      <style:text-properties fo:font-style="italic" officeooo:rsid="000da381" officeooo:paragraph-rsid="000da381" style:font-style-asian="italic" style:font-style-complex="italic"/>
    </style:style>
    <style:style style:name="P7" style:family="paragraph" style:parent-style-name="Standard">
      <style:text-properties fo:font-style="italic" officeooo:rsid="000fb999" officeooo:paragraph-rsid="000fb999" style:font-style-asian="italic" style:font-style-complex="italic"/>
    </style:style>
    <style:style style:name="P8" style:family="paragraph" style:parent-style-name="Standard">
      <style:text-properties fo:font-style="italic" officeooo:rsid="00119f59" officeooo:paragraph-rsid="00119f59" style:font-style-asian="italic" style:font-style-complex="italic"/>
    </style:style>
    <style:style style:name="P9" style:family="paragraph" style:parent-style-name="Standard">
      <style:text-properties fo:font-style="italic" officeooo:rsid="0013332a" officeooo:paragraph-rsid="0013332a" style:font-style-asian="italic" style:font-style-complex="italic"/>
    </style:style>
    <style:style style:name="P10" style:family="paragraph" style:parent-style-name="Standard">
      <style:text-properties fo:font-style="italic" officeooo:rsid="0013e208" officeooo:paragraph-rsid="0013e208" style:font-style-asian="italic" style:font-style-complex="italic"/>
    </style:style>
    <style:style style:name="P11" style:family="paragraph" style:parent-style-name="Standard">
      <style:text-properties fo:font-style="italic" officeooo:rsid="0013e535" officeooo:paragraph-rsid="0013e535" style:font-style-asian="italic" style:font-style-complex="italic"/>
    </style:style>
    <style:style style:name="P12" style:family="paragraph" style:parent-style-name="Standard">
      <style:text-properties fo:font-style="italic" officeooo:rsid="001453cf" officeooo:paragraph-rsid="001453cf" style:font-style-asian="italic" style:font-style-complex="italic"/>
    </style:style>
    <style:style style:name="P13" style:family="paragraph" style:parent-style-name="Standard">
      <style:text-properties fo:font-style="italic" officeooo:rsid="0016414b" officeooo:paragraph-rsid="0016414b" style:font-style-asian="italic" style:font-style-complex="italic"/>
    </style:style>
    <style:style style:name="P14" style:family="paragraph" style:parent-style-name="Standard">
      <style:text-properties fo:font-style="italic" officeooo:rsid="002b54e3" officeooo:paragraph-rsid="002b54e3" style:font-style-asian="italic" style:font-style-complex="italic"/>
    </style:style>
    <style:style style:name="P15" style:family="paragraph" style:parent-style-name="Standard">
      <style:text-properties fo:font-style="italic" officeooo:rsid="002c70d7" officeooo:paragraph-rsid="002c70d7" style:font-style-asian="italic" style:font-style-complex="italic"/>
    </style:style>
    <style:style style:name="P16" style:family="paragraph" style:parent-style-name="Standard">
      <style:text-properties fo:font-style="italic" officeooo:rsid="002f35e5" officeooo:paragraph-rsid="002f35e5" style:font-style-asian="italic" style:font-style-complex="italic"/>
    </style:style>
    <style:style style:name="P17" style:family="paragraph" style:parent-style-name="Standard">
      <style:text-properties fo:font-style="italic" officeooo:rsid="003054cf" officeooo:paragraph-rsid="003054cf" style:font-style-asian="italic" style:font-style-complex="italic"/>
    </style:style>
    <style:style style:name="P18" style:family="paragraph" style:parent-style-name="Standard">
      <style:text-properties fo:font-style="italic" officeooo:rsid="001c7665" officeooo:paragraph-rsid="001c7665" style:font-style-asian="italic" style:font-style-complex="italic"/>
    </style:style>
    <style:style style:name="P19" style:family="paragraph" style:parent-style-name="Standard">
      <style:text-properties fo:font-style="italic" officeooo:rsid="00349810" officeooo:paragraph-rsid="00349810" style:font-style-asian="italic" style:font-style-complex="italic"/>
    </style:style>
    <style:style style:name="P20" style:family="paragraph" style:parent-style-name="Standard">
      <style:text-properties fo:font-style="italic" fo:font-weight="normal" officeooo:rsid="002f35e5" officeooo:paragraph-rsid="002f35e5" style:font-style-asian="italic" style:font-weight-asian="normal" style:font-style-complex="italic" style:font-weight-complex="normal"/>
    </style:style>
    <style:style style:name="P21" style:family="paragraph" style:parent-style-name="Standard">
      <style:text-properties fo:font-style="normal" officeooo:rsid="000da381" officeooo:paragraph-rsid="000da381" style:font-style-asian="normal" style:font-style-complex="normal"/>
    </style:style>
    <style:style style:name="P22" style:family="paragraph" style:parent-style-name="Standard">
      <style:text-properties fo:font-style="normal" officeooo:rsid="00119f59" officeooo:paragraph-rsid="00119f59" style:font-style-asian="normal" style:font-style-complex="normal"/>
    </style:style>
    <style:style style:name="P23" style:family="paragraph" style:parent-style-name="Standard">
      <style:text-properties fo:font-style="normal" officeooo:rsid="002778e7" officeooo:paragraph-rsid="002778e7" style:font-style-asian="normal" style:font-style-complex="normal"/>
    </style:style>
    <style:style style:name="P24" style:family="paragraph" style:parent-style-name="Standard">
      <style:text-properties fo:font-style="normal" officeooo:rsid="002c70d7" officeooo:paragraph-rsid="002c70d7" style:font-style-asian="normal" style:font-style-complex="normal"/>
    </style:style>
    <style:style style:name="P25" style:family="paragraph" style:parent-style-name="Standard">
      <style:text-properties fo:font-style="normal" officeooo:rsid="002f35e5" officeooo:paragraph-rsid="002f35e5" style:font-style-asian="normal" style:font-style-complex="normal"/>
    </style:style>
    <style:style style:name="P26" style:family="paragraph" style:parent-style-name="Standard">
      <style:text-properties style:font-name="Liberation Serif" fo:font-style="italic" officeooo:rsid="0018bd38" officeooo:paragraph-rsid="0018bd38" style:font-style-asian="italic" style:font-style-complex="italic"/>
    </style:style>
    <style:style style:name="P27" style:family="paragraph" style:parent-style-name="Standard">
      <style:text-properties style:font-name="Liberation Serif" fo:font-style="italic" officeooo:rsid="001b57ff" officeooo:paragraph-rsid="001b57ff" style:font-style-asian="italic" style:font-style-complex="italic"/>
    </style:style>
    <style:style style:name="P28" style:family="paragraph" style:parent-style-name="Standard">
      <style:text-properties style:font-name="Liberation Serif" fo:font-style="italic" officeooo:rsid="001c7665" officeooo:paragraph-rsid="001c7665" style:font-style-asian="italic" style:font-style-complex="italic"/>
    </style:style>
    <style:style style:name="P29" style:family="paragraph" style:parent-style-name="Standard">
      <style:text-properties style:font-name="Liberation Serif" fo:font-style="italic" officeooo:rsid="001e3423" officeooo:paragraph-rsid="001e3423" style:font-style-asian="italic" style:font-style-complex="italic"/>
    </style:style>
    <style:style style:name="P30" style:family="paragraph" style:parent-style-name="Standard">
      <style:text-properties style:font-name="Liberation Serif" fo:font-style="italic" officeooo:rsid="00200850" officeooo:paragraph-rsid="00200850" style:font-style-asian="italic" style:font-style-complex="italic"/>
    </style:style>
    <style:style style:name="P31" style:family="paragraph" style:parent-style-name="Standard">
      <style:text-properties style:font-name="Liberation Serif" fo:font-style="italic" officeooo:rsid="00218710" officeooo:paragraph-rsid="00288a2f" style:font-style-asian="italic" style:font-style-complex="italic"/>
    </style:style>
    <style:style style:name="P32" style:family="paragraph" style:parent-style-name="Standard">
      <style:text-properties style:font-name="Liberation Serif" fo:font-style="italic" officeooo:rsid="002279a4" officeooo:paragraph-rsid="002279a4" style:font-style-asian="italic" style:font-style-complex="italic"/>
    </style:style>
    <style:style style:name="P33" style:family="paragraph" style:parent-style-name="Standard">
      <style:text-properties style:font-name="Liberation Serif" fo:font-style="italic" officeooo:rsid="00241b5c" officeooo:paragraph-rsid="00241b5c" style:font-style-asian="italic" style:font-style-complex="italic"/>
    </style:style>
    <style:style style:name="P34" style:family="paragraph" style:parent-style-name="Standard">
      <style:text-properties style:font-name="Liberation Serif" fo:font-style="italic" officeooo:rsid="00254eb2" officeooo:paragraph-rsid="00254eb2" style:font-style-asian="italic" style:font-style-complex="italic"/>
    </style:style>
    <style:style style:name="P35" style:family="paragraph" style:parent-style-name="Standard">
      <style:text-properties style:font-name="Liberation Serif" fo:font-style="italic" officeooo:rsid="003084cd" officeooo:paragraph-rsid="003084cd" style:font-style-asian="italic" style:font-style-complex="italic"/>
    </style:style>
    <style:style style:name="P36" style:family="paragraph" style:parent-style-name="Standard">
      <style:text-properties style:font-name="Liberation Serif" fo:font-style="italic" officeooo:rsid="0031b59f" officeooo:paragraph-rsid="0031b59f" style:font-style-asian="italic" style:font-style-complex="italic"/>
    </style:style>
    <style:style style:name="P37" style:family="paragraph" style:parent-style-name="Standard">
      <style:text-properties style:font-name="Liberation Serif" fo:font-style="normal" officeooo:rsid="001c7665" officeooo:paragraph-rsid="00349810" style:font-style-asian="normal" style:font-style-complex="normal"/>
    </style:style>
    <style:style style:name="P38" style:family="paragraph" style:parent-style-name="Standard">
      <style:text-properties style:font-name="Liberation Serif" fo:font-style="normal" officeooo:rsid="001c9377" officeooo:paragraph-rsid="001c9377" style:font-style-asian="normal" style:font-style-complex="normal"/>
    </style:style>
    <style:style style:name="P39" style:family="paragraph" style:parent-style-name="Standard">
      <style:text-properties style:font-name="Liberation Serif" fo:font-style="normal" officeooo:rsid="00200850" officeooo:paragraph-rsid="00200850" style:font-style-asian="normal" style:font-style-complex="normal"/>
    </style:style>
    <style:style style:name="P40" style:family="paragraph" style:parent-style-name="Standard">
      <style:text-properties style:font-name="Liberation Serif" fo:font-style="normal" officeooo:rsid="00254eb2" officeooo:paragraph-rsid="00254eb2" style:font-style-asian="normal" style:font-style-complex="normal"/>
    </style:style>
    <style:style style:name="P41" style:family="paragraph" style:parent-style-name="Standard">
      <style:text-properties style:font-name="Liberation Serif" fo:font-style="normal" officeooo:rsid="0031b59f" officeooo:paragraph-rsid="0031b59f" style:font-style-asian="normal" style:font-style-complex="normal"/>
    </style:style>
    <style:style style:name="P42" style:family="paragraph" style:parent-style-name="Standard">
      <style:text-properties style:font-name="Liberation Serif" fo:font-style="normal" officeooo:rsid="0034c85a" officeooo:paragraph-rsid="0034c85a" style:font-style-asian="normal" style:font-style-complex="normal"/>
    </style:style>
    <style:style style:name="T1" style:family="text">
      <style:text-properties fo:language="en" fo:country="US"/>
    </style:style>
    <style:style style:name="T2" style:family="text">
      <style:text-properties fo:language="en" fo:country="US" fo:font-style="normal" style:font-style-asian="normal" style:font-style-complex="normal"/>
    </style:style>
    <style:style style:name="T3" style:family="text">
      <style:text-properties fo:language="en" fo:country="US" fo:font-style="normal" officeooo:rsid="000c3f41" style:font-style-asian="normal" style:font-style-complex="normal"/>
    </style:style>
    <style:style style:name="T4" style:family="text">
      <style:text-properties fo:language="en" fo:country="US" fo:font-style="normal" officeooo:rsid="0013332a" style:font-style-asian="normal" style:font-style-complex="normal"/>
    </style:style>
    <style:style style:name="T5" style:family="text">
      <style:text-properties fo:language="en" fo:country="US" fo:font-style="normal" officeooo:rsid="0026df29" style:font-style-asian="normal" style:font-style-complex="normal"/>
    </style:style>
    <style:style style:name="T6" style:family="text">
      <style:text-properties fo:language="en" fo:country="US" fo:font-style="normal" officeooo:rsid="002778e7" style:font-style-asian="normal" style:font-style-complex="normal"/>
    </style:style>
    <style:style style:name="T7" style:family="text">
      <style:text-properties fo:language="en" fo:country="US" fo:font-style="normal" officeooo:rsid="002f35e5" style:font-style-asian="normal" style:font-style-complex="normal"/>
    </style:style>
    <style:style style:name="T8" style:family="text">
      <style:text-properties fo:language="en" fo:country="US" fo:font-style="normal" officeooo:rsid="003054cf" style:font-style-asian="normal" style:font-style-complex="normal"/>
    </style:style>
    <style:style style:name="T9" style:family="text">
      <style:text-properties fo:language="en" fo:country="US" fo:font-style="normal" fo:font-weight="bold" style:font-style-asian="normal" style:font-weight-asian="bold" style:font-style-complex="normal" style:font-weight-complex="bold"/>
    </style:style>
    <style:style style:name="T10" style:family="text">
      <style:text-properties fo:language="en" fo:country="US" officeooo:rsid="000e6b7e"/>
    </style:style>
    <style:style style:name="T11" style:family="text">
      <style:text-properties fo:language="en" fo:country="US" officeooo:rsid="000e6cbb"/>
    </style:style>
    <style:style style:name="T12" style:family="text">
      <style:text-properties fo:language="en" fo:country="US" officeooo:rsid="00218710"/>
    </style:style>
    <style:style style:name="T13" style:family="text">
      <style:text-properties fo:language="en" fo:country="US" officeooo:rsid="002f35e5"/>
    </style:style>
    <style:style style:name="T14" style:family="text">
      <style:text-properties fo:font-variant="normal" fo:text-transform="none" fo:color="#111111" loext:opacity="100%" fo:font-size="12pt" fo:letter-spacing="normal" fo:language="en" fo:country="US" fo:font-style="normal" fo:font-weight="normal" style:font-style-asian="normal" style:font-style-complex="normal"/>
    </style:style>
    <style:style style:name="T15" style:family="text">
      <style:text-properties fo:font-variant="normal" fo:text-transform="none" fo:color="#111111" loext:opacity="100%" fo:font-size="12pt" fo:letter-spacing="normal" fo:language="en" fo:country="US" fo:font-style="normal" fo:font-weight="normal" officeooo:rsid="00200850" style:font-style-asian="normal" style:font-style-complex="normal"/>
    </style:style>
    <style:style style:name="T16" style:family="text">
      <style:text-properties fo:font-variant="normal" fo:text-transform="none" fo:color="#111111" loext:opacity="100%" fo:font-size="12pt" fo:letter-spacing="normal" fo:language="en" fo:country="US" fo:font-style="normal" fo:font-weight="normal" officeooo:rsid="00241b5c" style:font-style-asian="normal" style:font-style-complex="normal"/>
    </style:style>
    <style:style style:name="T17" style:family="text">
      <style:text-properties fo:font-variant="normal" fo:text-transform="none" fo:color="#111111" loext:opacity="100%" fo:font-size="12pt" fo:letter-spacing="normal" fo:language="en" fo:country="US" fo:font-style="normal" fo:font-weight="normal" officeooo:rsid="00247c47" style:font-style-asian="normal" style:font-style-complex="normal"/>
    </style:style>
    <style:style style:name="T18" style:family="text">
      <style:text-properties fo:font-variant="normal" fo:text-transform="none" fo:color="#111111" loext:opacity="100%" fo:font-size="12pt" fo:letter-spacing="normal" fo:language="en" fo:country="US" fo:font-style="normal" fo:font-weight="normal" officeooo:rsid="0031b59f" style:font-style-asian="normal" style:font-style-complex="normal"/>
    </style:style>
    <style:style style:name="T19" style:family="text">
      <style:text-properties fo:font-variant="normal" fo:text-transform="none" fo:color="#111111" loext:opacity="100%" fo:font-size="12pt" fo:letter-spacing="normal" fo:language="en" fo:country="US" fo:font-style="normal" fo:font-weight="normal" officeooo:rsid="0034c85a" style:font-style-asian="normal" style:font-style-complex="normal"/>
    </style:style>
    <style:style style:name="T20" style:family="text">
      <style:text-properties fo:font-variant="normal" fo:text-transform="none" fo:color="#111111" loext:opacity="100%" fo:font-size="12pt" fo:letter-spacing="normal" fo:language="en" fo:country="US" fo:font-weight="normal"/>
    </style:style>
    <style:style style:name="T21" style:family="text">
      <style:text-properties fo:font-variant="normal" fo:text-transform="none" fo:color="#111111" loext:opacity="100%" fo:font-size="12pt" fo:letter-spacing="normal" fo:language="en" fo:country="US" fo:font-weight="normal" officeooo:rsid="001796e3"/>
    </style:style>
    <style:style style:name="T22" style:family="text">
      <style:text-properties fo:font-variant="normal" fo:text-transform="none" fo:color="#111111" loext:opacity="100%" fo:font-size="12pt" fo:letter-spacing="normal" fo:language="en" fo:country="US" fo:font-weight="normal" officeooo:rsid="001c9377"/>
    </style:style>
    <style:style style:name="T23" style:family="text">
      <style:text-properties fo:font-variant="normal" fo:text-transform="none" fo:color="#111111" loext:opacity="100%" fo:font-size="12pt" fo:letter-spacing="normal" fo:language="en" fo:country="US" fo:font-weight="normal" officeooo:rsid="00218710"/>
    </style:style>
    <style:style style:name="T24" style:family="text">
      <style:text-properties fo:font-variant="normal" fo:text-transform="none" fo:color="#111111" loext:opacity="100%" fo:font-size="12pt" fo:letter-spacing="normal" fo:language="en" fo:country="US" fo:font-weight="normal" officeooo:rsid="00288a2f"/>
    </style:style>
    <style:style style:name="T25" style:family="text">
      <style:text-properties fo:font-variant="normal" fo:text-transform="none" fo:color="#111111" loext:opacity="100%" fo:font-size="12pt" fo:letter-spacing="normal" fo:language="en" fo:country="US" fo:font-weight="normal" officeooo:rsid="0031ff30"/>
    </style:style>
    <style:style style:name="T26" style:family="text">
      <style:text-properties fo:font-variant="normal" fo:text-transform="none" fo:color="#111111" loext:opacity="100%" fo:font-size="12pt" fo:letter-spacing="normal" fo:language="en" fo:country="US" fo:font-weight="normal" officeooo:rsid="00349810"/>
    </style:style>
    <style:style style:name="T27" style:family="text">
      <style:text-properties fo:font-variant="normal" fo:text-transform="none" fo:color="#111111" loext:opacity="100%" style:font-name="Liberation Serif" fo:font-size="12pt" fo:letter-spacing="normal" fo:language="en" fo:country="US" fo:font-style="normal" fo:font-weight="normal" style:font-style-asian="normal" style:font-style-complex="normal"/>
    </style:style>
    <style:style style:name="T28" style:family="text">
      <style:text-properties fo:font-variant="normal" fo:text-transform="none" fo:color="#111111" loext:opacity="100%" style:font-name="Liberation Serif" fo:font-size="12pt" fo:letter-spacing="normal" fo:language="en" fo:country="US" fo:font-style="normal" fo:font-weight="normal" officeooo:rsid="003358fc" style:font-style-asian="normal" style:font-style-complex="normal"/>
    </style:style>
    <style:style style:name="T29" style:family="text">
      <style:text-properties fo:font-variant="normal" fo:text-transform="none" fo:color="#111111" loext:opacity="100%" style:font-name="Liberation Serif" fo:font-size="12pt" fo:letter-spacing="normal" fo:language="en" fo:country="US" fo:font-style="normal" fo:font-weight="normal" officeooo:rsid="003358fc" style:font-style-asian="normal" style:font-weight-asian="bold" style:font-style-complex="normal" style:font-weight-complex="bold"/>
    </style:style>
    <style:style style:name="T30" style:family="text">
      <style:text-properties fo:font-variant="normal" fo:text-transform="none" fo:color="#111111" loext:opacity="100%" style:font-name="Liberation Serif" fo:font-size="12pt" fo:letter-spacing="normal" fo:language="en" fo:country="US" fo:font-weight="normal"/>
    </style:style>
    <style:style style:name="T31" style:family="text">
      <style:text-properties fo:font-variant="normal" fo:text-transform="none" fo:color="#111111" loext:opacity="100%" style:font-name="Liberation Serif" fo:font-size="12pt" fo:letter-spacing="normal" fo:language="en" fo:country="US" fo:font-weight="normal" officeooo:rsid="001796e3"/>
    </style:style>
    <style:style style:name="T32" style:family="text">
      <style:text-properties fo:font-variant="normal" fo:text-transform="none" fo:color="#111111" loext:opacity="100%" style:font-name="Liberation Serif" fo:font-size="12pt" fo:letter-spacing="normal" fo:language="en" fo:country="US" fo:font-weight="normal" officeooo:rsid="0021871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lide 1:</text:p>
      <text:p text:style-name="P1">The <text:span text:style-name="T1">purpose of this project is to evaluate ChatGPT, as an example of current LLM state-of-art, to understand how it can be used in companies and how it doesn’t.</text:span></text:p>
      <text:p text:style-name="P1"><text:span text:style-name="T1">This thesis shows that LLMs must be used only supervised by a human actor that knowing the expected output can check the result, and to automatize cumbersome and repetitive processes while they should never be used to completely substitute the decision-making processes.</text:span></text:p>
      <text:p text:style-name="P2"><text:span text:style-name="T1">Slide 2:</text:span></text:p>
      <text:p text:style-name="P1"><text:span text:style-name="T1">The issues analyzed in this thesis are already known, in fact NIST published guidelines to mitigate the risks arising from GAI (Generative AI).</text:span></text:p>
      <text:p text:style-name="P2"><text:span text:style-name="T1">Slide 3:</text:span></text:p>
      <text:p text:style-name="P2"><text:span text:style-name="T2">In this thesis, the starting point used to analyze the risks are the expected goals </text:span><text:span text:style-name="T3">of AI</text:span><text:span text:style-name="T2">, that are:</text:span></text:p>
      <text:list text:style-name="L1">
        <text:list-item>
          <text:p text:style-name="P3"><text:span text:style-name="T2">Reasoning and problem solving</text:span></text:p>
        </text:list-item>
        <text:list-item>
          <text:p text:style-name="P4"><text:span text:style-name="T2">Knowledge representation</text:span></text:p>
        </text:list-item>
        <text:list-item>
          <text:p text:style-name="P4"><text:span text:style-name="T2">Planning and decision making</text:span></text:p>
        </text:list-item>
        <text:list-item>
          <text:p text:style-name="P4"><text:span text:style-name="T2">Learning</text:span></text:p>
        </text:list-item>
        <text:list-item>
          <text:p text:style-name="P4"><text:span text:style-name="T2">Natural language processes</text:span></text:p>
        </text:list-item>
        <text:list-item>
          <text:p text:style-name="P4"><text:span text:style-name="T2">Perception</text:span></text:p>
        </text:list-item>
        <text:list-item>
          <text:p text:style-name="P4"><text:span text:style-name="T2">Social intelligence</text:span></text:p>
        </text:list-item>
        <text:list-item>
          <text:p text:style-name="P4"><text:span text:style-name="T2">General intelligence</text:span></text:p>
        </text:list-item>
      </text:list>
      <text:p text:style-name="P5"><text:span text:style-name="T2">Only the four present in this slide will be discussed to be brief.</text:span></text:p>
      <text:p text:style-name="P14"><text:span text:style-name="T1">Slide 4:</text:span></text:p>
      <text:p text:style-name="P14"><text:span text:style-name="T2">To optimize the performance in the category of Reasoning and problem solving let’s analyze the different ways of prompting.</text:span></text:p>
      <text:p text:style-name="P14"><text:span text:style-name="T2">The most spontaneous way is called ‘zero-shot prompting’ and it consist in asking only the result of the problem without the reasoning part</text:span></text:p>
      <text:p text:style-name="P14"><text:span text:style-name="T1">Slide 5:</text:span></text:p>
      <text:p text:style-name="P24"><text:span text:style-name="T1">Chain of thoughts prompting consist in asking to divide the problem in different steps and it is the default behavior of ChatGPT</text:span></text:p>
      <text:p text:style-name="P15"><text:span text:style-name="T1">Slide 6:</text:span></text:p>
      <text:p text:style-name="P15"><text:span text:style-name="T2">Self consistency consists in asking more time the same question and collect the answer then procide with a voting technique.</text:span></text:p>
      <text:p text:style-name="P15"><text:span text:style-name="T1">Slide 7:</text:span></text:p>
      <text:p text:style-name="P15"><text:span text:style-name="T2">Programming of thoughts consist in asking to answer with a code that should solve the problem then running it externally.</text:span></text:p>
      <text:p text:style-name="P15"><text:span text:style-name="T1">Slide 8:</text:span></text:p>
      <text:p text:style-name="P15"><text:span text:style-name="T2">Solving Ability Amplification Strategy is a new proposal way </text:span><text:span text:style-name="T7">that suggest to use CoT with self-consistency then PoT and it is showing good results.</text:span></text:p>
      <text:p text:style-name="P6"><text:span text:style-name="T1">Slide </text:span><text:span text:style-name="T12">9</text:span><text:span text:style-name="T1">:</text:span></text:p>
      <text:p text:style-name="P6"><text:span text:style-name="T2">Starting from the reasoning and problem solving category an exponential problem is submitted to ChatGPT.</text:span></text:p>
      <text:p text:style-name="P6"><text:span text:style-name="T2">The problem consist in filling a stadium inserting a number of golf balls that double per each insertion. The right answer is 1. </text:span></text:p>
      <text:p text:style-name="P16"><text:span text:style-name="T1">Slide 10:</text:span></text:p>
      <text:p text:style-name="P16"><text:span text:style-name="T2">Using zero-shot prompting the answer is wrong almost always.</text:span></text:p>
      <text:p text:style-name="P16"><text:span text:style-name="T1">Slide 11:</text:span></text:p>
      <text:p text:style-name="P16"><text:span text:style-name="T2">CoT improve the probability of getting the right answer</text:span></text:p>
      <text:p text:style-name="P16"><text:span text:style-name="T1">Slide 12:</text:span></text:p>
      <text:p text:style-name="P25"><text:span text:style-name="T1">But as showed trying to apply self-consistency the probability is still too low.</text:span></text:p>
      <text:p text:style-name="P6"><text:span text:style-name="T1">Slide </text:span><text:span text:style-name="T12">13</text:span><text:span text:style-name="T1">:</text:span></text:p>
      <text:p text:style-name="P21"><text:span text:style-name="T13">PoT</text:span><text:span text:style-name="T1"> effectively increase the probability of </text:span><text:span text:style-name="T10">getting </text:span><text:span text:style-name="T1">the right answer </text:span><text:span text:style-name="T11">compared to zero-shot and CoT prompting,</text:span><text:span text:style-name="T1"> </text:span><text:span text:style-name="T10">but this still remains to low to be applied to a real case problem.</text:span></text:p>
      <text:p text:style-name="P16"><text:span text:style-name="T10">S</text:span><text:span text:style-name="T1">lide 14:</text:span></text:p>
      <text:p text:style-name="P16"><text:soft-page-break/><text:span text:style-name="T2">SAAS increase further but it seams to still remaining under the 50%</text:span></text:p>
      <text:p text:style-name="P7"><text:span text:style-name="T10">S</text:span><text:span text:style-name="T1">lide </text:span><text:span text:style-name="T12">15</text:span><text:span text:style-name="T1">:</text:span></text:p>
      <text:p text:style-name="P8"><text:span text:style-name="T2">About the same category it’s also possible to notice that by submitting a question that probably has been used in the training data set the probability of getting the right result drastically increases.</text:span></text:p>
      <text:p text:style-name="P16"><text:span text:style-name="T1"/></text:p>
      <text:p text:style-name="P8"><text:span text:style-name="T1">Slide </text:span><text:span text:style-name="T12">17</text:span><text:span text:style-name="T1">:</text:span></text:p>
      <text:p text:style-name="P22"><text:span text:style-name="T1">This example shows a problem that is indexed by research engines and trying 5 times we get the right answer all the times.</text:span></text:p>
      <text:p text:style-name="P8"><text:span text:style-name="T1">Slide </text:span><text:span text:style-name="T12">18</text:span><text:span text:style-name="T1">:</text:span></text:p>
      <text:p text:style-name="P8"><text:span text:style-name="T2">By changing a little the second part of the problem we can notice that the most of the times even the unchanged part is wrong.</text:span></text:p>
      <text:p text:style-name="P8"><text:span text:style-name="T2">This shows how LLM overfit the training data.</text:span></text:p>
      <text:p text:style-name="P8"><text:span text:style-name="T1">Slide 1</text:span><text:span text:style-name="T12">9</text:span><text:span text:style-name="T1">:</text:span></text:p>
      <text:p text:style-name="P22"><text:span text:style-name="T1">Knowledge representation is the ability of make deduction starting from real word facts.</text:span></text:p>
      <text:p text:style-name="P22"><text:span text:style-name="T1">Two well known problems are the ability of acquire common sense knowledge by AI and the default logic.</text:span></text:p>
      <text:p text:style-name="P8"><text:span text:style-name="T1">Slide </text:span><text:span text:style-name="T12">20</text:span><text:span text:style-name="T1">:</text:span></text:p>
      <text:p text:style-name="P8"><text:span text:style-name="T2">Another well-known problem </text:span><text:span text:style-name="T4">is</text:span><text:span text:style-name="T2"> hallucination: </text:span><text:span text:style-name="T4">when the LLM invent false information.</text:span></text:p>
      <text:p text:style-name="P20"><text:span text:style-name="T2">These misinterpretations occur due to overfitting, high model complexity and other factors.</text:span></text:p>
      <text:p text:style-name="P20"><text:span text:style-name="T2">Hallucinations can cause to add false information about people and cause legal isses.</text:span></text:p>
      <text:p text:style-name="P9"><text:span text:style-name="T1">Slide 2</text:span><text:span text:style-name="T12">1</text:span><text:span text:style-name="T1">:</text:span></text:p>
      <text:p text:style-name="P9"><text:span text:style-name="T2">An example of a wrong answer that falls in the category of factuality is shown when asking to describe the moldovan flag: </text:span><text:span text:style-name="T7">we get a wrong answer. This can be </text:span><text:span text:style-name="T8">considered</text:span><text:span text:style-name="T7"> an hallucination.</text:span></text:p>
      <text:p text:style-name="P9"><text:span text:style-name="T1">Slide </text:span><text:span text:style-name="T12">2</text:span><text:span text:style-name="T1">3:</text:span></text:p>
      <text:p text:style-name="P10"><text:span text:style-name="T2">Biases are another huge problem in knowledge representation, this example is a very simple one between many that are present in a wide range studies.</text:span></text:p>
      <text:p text:style-name="P11"><text:span text:style-name="T2">Despite the simplicity, this example shows the intrinsic biases of LLMs, that in this case assign different wages based on gender and ethnicity. The most probably explanation is that ChatGPT is unable to distinguish between ‘how the world is going’ and ‘how it should go’ so it reproduce exactly the reality as it is without understanding th</text:span><text:span text:style-name="T5">e TO BE</text:span><text:span text:style-name="T2">.</text:span></text:p>
      <text:p text:style-name="P17"><text:span text:style-name="T1">Slide 24:</text:span></text:p>
      <text:p text:style-name="P17"><text:span text:style-name="T2">The same bias can be shown about religions</text:span></text:p>
      <text:p text:style-name="P17"><text:span text:style-name="T1">Slide 25:</text:span></text:p>
      <text:p text:style-name="P17"><text:span text:style-name="T2">???? </text:span><text:span text:style-name="T9">retest</text:span></text:p>
      <text:p text:style-name="P12"><text:span text:style-name="T10">S</text:span><text:span text:style-name="T1">lide </text:span><text:span text:style-name="T12">26</text:span><text:span text:style-name="T1">:</text:span></text:p>
      <text:p text:style-name="P12"><text:span text:style-name="T2">Planning and decision making is another category, the approach used in the following examples falls in the ‘classical planning’ because the expected output is well-known instead of a real-case in which LLMs have to explore the whole solutions space and assign to each solution a probability that it </text:span><text:span text:style-name="T6">occurs</text:span><text:span text:style-name="T2">.</text:span></text:p>
      <text:p text:style-name="P13"><text:span text:style-name="T1">Slide </text:span><text:span text:style-name="T12">27</text:span><text:span text:style-name="T1">:</text:span></text:p>
      <text:p text:style-name="P23"><text:span text:style-name="T1">Here is explained the Sussman’s anomaly: </text:span><text:span text:style-name="T31">In planning problems, when non-interleaved planners create a sequence of subgoals to achieve an overall goal, the execution of one subgoal can inadvertently undo the progress made by a previous subgoal. This phenomenon can lead to unexpected failures in the planning process.</text:span></text:p>
      <text:p text:style-name="P26"><text:span text:style-name="T21">S</text:span><text:span text:style-name="T20">lide </text:span><text:span text:style-name="T23">28</text:span><text:span text:style-name="T20">:</text:span></text:p>
      <text:p text:style-name="P26"><text:span text:style-name="T14">While submitting exactly the Sussman’s problem ChatGPT recognize it and solve it in the right way.</text:span></text:p>
      <text:p text:style-name="P26"><text:span text:style-name="T14">Submitting the same problem with a different formulation, as shown in the example, the Sussman anomaly will arise.</text:span></text:p>
      <text:p text:style-name="P35"><text:span text:style-name="T20">Slide 29:</text:span></text:p>
      <text:p text:style-name="P35"><text:span text:style-name="T14">Testing visual reasoning has been done using Gemini because offers the possibility to </text:span><text:span text:style-name="T18">provide</text:span><text:span text:style-name="T14"> images </text:span><text:span text:style-name="T18">in prompting.</text:span></text:p>
      <text:p text:style-name="P36"><text:soft-page-break/><text:span text:style-name="T20">Slide 30:</text:span></text:p>
      <text:p text:style-name="P41"><text:span text:style-name="T20">In this example </text:span><text:span text:style-name="T25">CoT has been used. The answer is no-sense: 9 + 7 = 12</text:span></text:p>
      <text:p text:style-name="P27"><text:span text:style-name="T20">Slide </text:span><text:span text:style-name="T23">31</text:span><text:span text:style-name="T20">:</text:span></text:p>
      <text:p text:style-name="P18"><text:span text:style-name="T29">About planning and decision making</text:span><text:span text:style-name="T27"> backtrack </text:span><text:span text:style-name="T28">is fundamental</text:span><text:span text:style-name="T27"> to explore the whole solutions space and so perform planning, </text:span><text:span text:style-name="T28">classical or real-case.</text:span></text:p>
      <text:p text:style-name="P19"><text:span text:style-name="T28">A</text:span><text:span text:style-name="T27">s shown in following examples ChatGPT doesn’t seam to solve this kind of problems.</text:span></text:p>
      <text:p text:style-name="P18"><text:span text:style-name="T30">Slide </text:span><text:span text:style-name="T32">32</text:span><text:span text:style-name="T30">:</text:span></text:p>
      <text:p text:style-name="P37"><text:span text:style-name="T20">This </text:span><text:span text:style-name="T26">is a classical</text:span><text:span text:style-name="T20"> example </text:span><text:span text:style-name="T26">that </text:span><text:span text:style-name="T20">can be resolved using depth-first search algorithm.</text:span></text:p>
      <text:p text:style-name="P37"><text:span text:style-name="T26">PoT </text:span><text:span text:style-name="T22">has been also used.</text:span></text:p>
      <text:p text:style-name="P38"><text:span text:style-name="T20">The solution is wrong even by asking to ChatGPT to run the printed code or by running it externally, </text:span><text:span text:style-name="T26">also the two results are different between them.</text:span></text:p>
      <text:p text:style-name="P29"><text:span text:style-name="T20">Slide </text:span><text:span text:style-name="T23">33</text:span><text:span text:style-name="T20">:</text:span></text:p>
      <text:p text:style-name="P29"><text:span text:style-name="T14">Natural Language Processing is the capability of an AI to communicate in human languages.</text:span></text:p>
      <text:p text:style-name="P29"><text:span text:style-name="T14">This category has been analyzed in Standford’s AI index report 2024 </text:span><text:span text:style-name="T15">that affirms AI bets human in English understanding.</text:span></text:p>
      <text:p text:style-name="P30"><text:span text:style-name="T20">Slide </text:span><text:span text:style-name="T23">34</text:span><text:span text:style-name="T20">:</text:span></text:p>
      <text:p text:style-name="P30"><text:span text:style-name="T14">This example instead shows how ‘predict the next word’, as ChatGPT done, is incompatible while talking about English understanding, because the common sense of the words is lost in the </text:span><text:span text:style-name="T19">training</text:span><text:span text:style-name="T14"> process.</text:span></text:p>
      <text:p text:style-name="P39"><text:span text:style-name="T20">In fact in the example ChatGPT is suggesting to bury the survivors of a flight crash.</text:span></text:p>
      <text:p text:style-name="P31"><text:span text:style-name="T20">Slide 35: </text:span></text:p>
      <text:p text:style-name="P42"><text:span text:style-name="T24">T</text:span><text:span text:style-name="T20">he previous example, also shown that English understanding (or any other languages) can’t be separated from common sense reasoning.</text:span></text:p>
      <text:p text:style-name="P32"><text:span text:style-name="T20">Slide 36:</text:span></text:p>
      <text:p text:style-name="P32"><text:span text:style-name="T14">Perception is the ability of understanding images. </text:span><text:span text:style-name="T16">Gemini blocks the images that represent humans so it’s difficult to analyze this category.</text:span></text:p>
      <text:p text:style-name="P33"><text:span text:style-name="T20">Slide 37:</text:span></text:p>
      <text:p text:style-name="P33"><text:span text:style-name="T14">In any case we can </text:span><text:span text:style-name="T17">rely on different studies.</text:span></text:p>
      <text:p text:style-name="P42"><text:span text:style-name="T24">O</text:span><text:span text:style-name="T20">ne of them demonstrate that GAI, Stable Diffusion in this paper, takes racial and gender disparities to extremes, worse than in the real world</text:span></text:p>
      <text:p text:style-name="P34"><text:span text:style-name="T20">Slide 38:</text:span></text:p>
      <text:p text:style-name="P40"><text:span text:style-name="T20">Has shown in the picture.</text:span></text:p>
      <text:p text:style-name="P28"><text:span text:style-name="T14"/></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pple-system" svg:font-family="apple-system, Roboto, SegoeUI, 'Segoe UI', 'Helvetica Neue', Helvetica, 'Microsoft YaHei', 'Meiryo UI', Meiryo, 'Arial Unicode MS',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19T14:43:47.714000000</meta:creation-date>
    <dc:date>2024-05-25T21:13:01.682000000</dc:date>
    <meta:editing-duration>PT3H11M24S</meta:editing-duration>
    <meta:editing-cycles>34</meta:editing-cycles>
    <meta:generator>LibreOffice/24.2.3.2$Windows_X86_64 LibreOffice_project/433d9c2ded56988e8a90e6b2e771ee4e6a5ab2ba</meta:generator>
    <meta:document-statistic meta:table-count="0" meta:image-count="0" meta:object-count="0" meta:page-count="3" meta:paragraph-count="96" meta:word-count="1150" meta:character-count="6844" meta:non-whitespace-character-count="5796"/>
  </office:meta>
</office:document-meta>
</file>